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1" draw:layer="layout" svg:width="6cm" svg:height="4.5cm" svg:x="4.838cm" svg:y="4.393cm">
          <text:p text:style-name="P1">Light Off</text:p>
        </draw:ellipse>
        <draw:ellipse draw:style-name="gr1" draw:text-style-name="P1" draw:id="id2" draw:layer="layout" svg:width="6cm" svg:height="4.5cm" svg:x="13.338cm" svg:y="4.393cm">
          <text:p text:style-name="P1">Light On</text:p>
        </draw:ellipse>
        <draw:connector draw:style-name="gr2" draw:text-style-name="P1" draw:layer="layout" draw:type="curve" draw:line-skew="-1.25cm" svg:x1="7.838cm" svg:y1="4.393cm" svg:x2="16.338cm" svg:y2="4.393cm" draw:start-shape="id1" draw:start-glue-point="0" draw:end-shape="id2" draw:end-glue-point="0" svg:d="m7838 4393c0-2625 8500-2625 8500 0">
          <text:p/>
        </draw:connector>
        <draw:frame draw:style-name="gr3" draw:text-style-name="P2" draw:layer="layout" svg:width="3cm" svg:height="0.962cm" svg:x="10.5cm" svg:y="1.5cm">
          <draw:text-box>
            <text:p text:style-name="P2"><text:span text:style-name="T1">Switch</text:span></text:p>
          </draw:text-box>
        </draw:frame>
        <draw:connector draw:style-name="gr2" draw:text-style-name="P1" draw:layer="layout" draw:type="curve" draw:line-skew="1.25cm" svg:x1="16.338cm" svg:y1="8.893cm" svg:x2="7.838cm" svg:y2="8.893cm" draw:start-shape="id2" draw:start-glue-point="2" draw:end-shape="id1" svg:d="m16338 8893c0 2625-8500 2625-8500 0">
          <text:p/>
        </draw:connector>
        <draw:connector draw:style-name="gr2" draw:text-style-name="P1" draw:layer="layout" draw:type="line" svg:x1="2.5cm" svg:y1="6.639cm" svg:x2="4.838cm" svg:y2="6.643cm" draw:end-shape="id1" draw:end-glue-point="3" svg:d="m2500 6639 2338 4">
          <text:p/>
        </draw:connector>
        <draw:frame draw:style-name="gr3" draw:text-style-name="P2" draw:layer="layout" svg:width="3cm" svg:height="0.962cm" svg:x="10.5cm" svg:y="11cm">
          <draw:text-box>
            <text:p text:style-name="P2"><text:span text:style-name="T1">Swi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27T11:05:56</meta:creation-date>
    <dc:date>2009-03-27T11:22:36</dc:date>
    <meta:editing-duration>PT00H16M42S</meta:editing-duration>
    <meta:editing-cycles>3</meta:editing-cycles>
    <meta:generator>OpenOffice.org/3.0$Unix OpenOffice.org_project/300m9$Build-9358</meta:generator>
    <meta:document-statistic meta:object-count="7"/>
    <meta:user-defined meta:name="Info 1"/>
    <meta:user-defined meta:name="Info 2"/>
    <meta:user-defined meta:name="Info 3"/>
    <meta:user-defined meta:name="Info 4"/>
  </office:meta>
</office:document-meta>
</file>